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f0899" officeooo:paragraph-rsid="000f0899"/>
    </style:style>
    <style:style style:name="P2" style:family="paragraph" style:parent-style-name="Text_20_body">
      <style:text-properties officeooo:rsid="000f0899" officeooo:paragraph-rsid="000f8d44"/>
    </style:style>
    <style:style style:name="P3" style:family="paragraph" style:parent-style-name="Text_20_body">
      <style:text-properties officeooo:rsid="000f0899" officeooo:paragraph-rsid="0013dcea"/>
    </style:style>
    <style:style style:name="P4" style:family="paragraph" style:parent-style-name="Text_20_body">
      <style:text-properties officeooo:rsid="000f0899" officeooo:paragraph-rsid="0014d8c5"/>
    </style:style>
    <style:style style:name="P5" style:family="paragraph" style:parent-style-name="Text_20_body">
      <style:text-properties officeooo:rsid="000f0899" officeooo:paragraph-rsid="00178b7a"/>
    </style:style>
    <style:style style:name="P6" style:family="paragraph" style:parent-style-name="Text_20_body">
      <style:text-properties officeooo:paragraph-rsid="000f8d44"/>
    </style:style>
    <style:style style:name="P7" style:family="paragraph" style:parent-style-name="Text_20_body">
      <style:text-properties officeooo:rsid="0013dcea" officeooo:paragraph-rsid="0013dcea"/>
    </style:style>
    <style:style style:name="P8" style:family="paragraph" style:parent-style-name="Text_20_body">
      <style:text-properties officeooo:rsid="0014d8c5" officeooo:paragraph-rsid="0014d8c5"/>
    </style:style>
    <style:style style:name="P9" style:family="paragraph" style:parent-style-name="Text_20_body">
      <style:text-properties officeooo:rsid="0014d8c5" officeooo:paragraph-rsid="00178b7a"/>
    </style:style>
    <style:style style:name="P10" style:family="paragraph" style:parent-style-name="Text_20_body">
      <style:text-properties officeooo:paragraph-rsid="00178b7a"/>
    </style:style>
    <style:style style:name="P11" style:family="paragraph" style:parent-style-name="Text_20_body">
      <style:text-properties officeooo:rsid="00178b7a" officeooo:paragraph-rsid="00178b7a"/>
    </style:style>
    <style:style style:name="P12" style:family="paragraph" style:parent-style-name="Heading_20_2">
      <style:text-properties officeooo:rsid="0014d8c5" officeooo:paragraph-rsid="0014d8c5"/>
    </style:style>
    <style:style style:name="P13" style:family="paragraph" style:parent-style-name="Heading_20_2">
      <style:text-properties officeooo:rsid="00178b7a" officeooo:paragraph-rsid="00178b7a"/>
    </style:style>
    <style:style style:name="T1" style:family="text">
      <style:text-properties officeooo:rsid="000fe4cf"/>
    </style:style>
    <style:style style:name="T2" style:family="text">
      <style:text-properties officeooo:rsid="0013dcea"/>
    </style:style>
    <style:style style:name="T3" style:family="text">
      <style:text-properties officeooo:rsid="001618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2">cKoiSa.java</text:span></text:h>
      <text:p text:style-name="Text_20_body"/>
      <text:p text:style-name="P1">- Cas <text:span text:style-name="T2">input ≥= 0</text:span>.</text:p>
      <text:p text:style-name="P7"><text:tab/>Entrez un nombre décimal: 5,4</text:p>
      <text:p text:style-name="P7"><text:tab/>Le résultat est: 5.4</text:p>
      <text:p text:style-name="P1"/>
      <text:p text:style-name="P3">- Cas <text:span text:style-name="T2">input &lt; 0</text:span>.</text:p>
      <text:p text:style-name="P7"><text:tab/>Entrez un nombre décimal: -4,3</text:p>
      <text:p text:style-name="P7"><text:tab/>Le résultat est: 4,3</text:p>
      <text:p text:style-name="P7"/>
      <text:p text:style-name="P3">- Cas <text:span text:style-name="T2">input est une chaîne de caractères</text:span>.</text:p>
      <text:p text:style-name="P7"><text:tab/>Entrez un nombre décimal: hello</text:p>
      <text:p text:style-name="P7"><text:tab/>Exception in thread "main" java.lang.NumberFormatException: For input string: "hello"</text:p>
      <text:p text:style-name="P7"><text:tab/><text:tab/>at sun.misc.FloatingDecimal.readJavaFormatString(FloatingDecimal.java:2043)</text:p>
      <text:p text:style-name="P7"><text:tab/><text:tab/>at sun.misc.FloatingDecimal.parseDouble(FloatingDecimal.java:110)</text:p>
      <text:p text:style-name="P7"><text:tab/><text:tab/>at java.lang.Double.parseDouble(Double.java:538)</text:p>
      <text:p text:style-name="P7"><text:tab/><text:tab/>at cKoiSa.main(cKoiSa.java:22)</text:p>
      <text:p text:style-name="P1"/>
      <text:h text:style-name="P12" text:outline-level="2">signeProduit.java</text:h>
      <text:p text:style-name="P6"/>
      <text:p text:style-name="P2">- <text:span text:style-name="T1">Cas valeur A positive et valeur B positive</text:span></text:p>
      <text:p text:style-name="P8"><text:tab/>Entrez une valeur A: 5</text:p>
      <text:p text:style-name="P8"><text:tab/>Entrez une valeur B: 3</text:p>
      <text:p text:style-name="P8"><text:tab/>Le signe du produit est positif</text:p>
      <text:p text:style-name="P8"/>
      <text:p text:style-name="P4">- <text:span text:style-name="T1">Cas valeur A négative et valeur B négative</text:span></text:p>
      <text:p text:style-name="P8"><text:tab/>Entrez une valeur A: -5</text:p>
      <text:p text:style-name="P8"><text:tab/>Entrez une valeur B: -3</text:p>
      <text:p text:style-name="P8"><text:tab/>Le signe du produit est positif</text:p>
      <text:p text:style-name="P8"/>
      <text:p text:style-name="P4"><text:soft-page-break/>- <text:span text:style-name="T1">Cas valeur A négative et valeur B positive</text:span></text:p>
      <text:p text:style-name="P8"><text:tab/>Entrez une valeur A: -5</text:p>
      <text:p text:style-name="P8"><text:tab/>Entrez une valeur B: 3</text:p>
      <text:p text:style-name="P8"><text:tab/>Le signe du produit est négatif</text:p>
      <text:p text:style-name="P8"/>
      <text:p text:style-name="P4">- <text:span text:style-name="T1">Cas valeur A positive et valeur B négative</text:span></text:p>
      <text:p text:style-name="P8"><text:tab/>Entrez une valeur A: 5</text:p>
      <text:p text:style-name="P8"><text:tab/>Entrez une valeur B: -3</text:p>
      <text:p text:style-name="P8"><text:tab/>Le signe du produit est négatif</text:p>
      <text:p text:style-name="P8"/>
      <text:p text:style-name="P4">- <text:span text:style-name="T1">Cas au minimum une valeur égale à 0</text:span></text:p>
      <text:p text:style-name="P8"><text:tab/>Entrez une valeur A: 0</text:p>
      <text:p text:style-name="P8"><text:tab/>Entrez une valeur B: 3</text:p>
      <text:p text:style-name="P8"><text:tab/><text:span text:style-name="T3">Produit de</text:span> 0</text:p>
      <text:p text:style-name="P8"/>
      <text:h text:style-name="P13" text:outline-level="2">MultipleDeDeuxTroisCinq.java</text:h>
      <text:p text:style-name="P10"/>
      <text:p text:style-name="P5">- <text:span text:style-name="T1">Cas entrée égale à 0</text:span></text:p>
      <text:p text:style-name="P11"><text:tab/>Entrez un nombre entier: 0</text:p>
      <text:p text:style-name="P11"><text:tab/>Le nombre 0 est pair</text:p>
      <text:p text:style-name="P11"><text:tab/>C'est aussi un multiple de 3</text:p>
      <text:p text:style-name="P11"><text:tab/>C'est aussi un multiple de 5</text:p>
      <text:p text:style-name="P9"/>
      <text:p text:style-name="P5">- <text:span text:style-name="T1">Cas entrée est un nombre pair</text:span></text:p>
      <text:p text:style-name="P11"><text:tab/>Entrez un nombre entier: 2</text:p>
      <text:p text:style-name="P11"><text:tab/>Le nombre 2 est pair</text:p>
      <text:p text:style-name="P11"><text:tab/>Ce n'est pas un multiple de 3</text:p>
      <text:p text:style-name="P11"><text:tab/>Ce n'est pas un multiple de 5</text:p>
      <text:p text:style-name="P11"/>
      <text:p text:style-name="P5">- <text:span text:style-name="T1">Cas entrée est un nombre pair et multiple de 3</text:span></text:p>
      <text:p text:style-name="P11"><text:soft-page-break/><text:tab/>Entrez un nombre entier: 18</text:p>
      <text:p text:style-name="P11"><text:tab/>Le nombre 18 est pair</text:p>
      <text:p text:style-name="P11"><text:tab/>C'est aussi un multiple de 3</text:p>
      <text:p text:style-name="P11"><text:tab/>Ce n'est pas un multiple de 5</text:p>
      <text:p text:style-name="P11"/>
      <text:p text:style-name="P5">- <text:span text:style-name="T1">Cas entrée est un nombre pair et multiple de 5</text:span></text:p>
      <text:p text:style-name="P11"><text:tab/>Entrez un nombre entier: 10</text:p>
      <text:p text:style-name="P11"><text:tab/>Le nombre 10 est pair</text:p>
      <text:p text:style-name="P11"><text:tab/>Ce n'est pas un multiple de 3</text:p>
      <text:p text:style-name="P11"><text:tab/>C'est aussi un multiple de 5</text:p>
      <text:p text:style-name="P11"/>
      <text:p text:style-name="P5">- <text:span text:style-name="T1">Cas entrée n’est pas un nombre pair</text:span></text:p>
      <text:p text:style-name="P11"><text:tab/>Entrez un nombre entier: 7</text:p>
      <text:p text:style-name="P11"><text:tab/>Le nombre 7 n'est pas pair</text:p>
      <text:p text:style-name="P11"><text:tab/>Ce n'est pas un multiple de 3</text:p>
      <text:p text:style-name="P11"><text:tab/>Ce n'est pas un multiple de 5</text:p>
      <text:p text:style-name="P11"/>
      <text:p text:style-name="P5">- <text:span text:style-name="T1">Cas entrée n’est pas un nombre pair et multiple de 3</text:span></text:p>
      <text:p text:style-name="P11"><text:tab/>Entrez un nombre entier: 3</text:p>
      <text:p text:style-name="P11"><text:tab/>Le nombre 3 n'est pas pair</text:p>
      <text:p text:style-name="P11"><text:tab/>C'est aussi un multiple de 3</text:p>
      <text:p text:style-name="P11"><text:tab/>Ce n'est pas un multiple de 5</text:p>
      <text:p text:style-name="P11"/>
      <text:p text:style-name="P5">- <text:span text:style-name="T1">Cas entrée n’est pas un nombre pair et multiple de 5</text:span></text:p>
      <text:p text:style-name="P11"><text:tab/>Entrez un nombre entier: 5</text:p>
      <text:p text:style-name="P11"><text:tab/>Le nombre 5 n'est pas pair</text:p>
      <text:p text:style-name="P11"><text:tab/>Ce n'est pas un multiple de 3</text:p>
      <text:p text:style-name="P11"><text:tab/>C'est aussi un multiple de 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1T13:35:43.086525677</meta:creation-date>
    <dc:date>2020-09-11T14:26:50.517189302</dc:date>
    <meta:editing-duration>PT40M4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415" meta:character-count="2231" meta:non-whitespace-character-count="1830"/>
  </office:meta>
</office:document-meta>
</file>